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392cm" table:align="center"/>
    </style:style>
    <style:style style:name="Table1.A" style:family="table-column">
      <style:table-column-properties style:column-width="4.404cm"/>
    </style:style>
    <style:style style:name="Table1.B" style:family="table-column">
      <style:table-column-properties style:column-width="12.988cm"/>
    </style:style>
    <style:style style:name="Table1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e1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Tabla1" style:family="table">
      <style:table-properties style:width="17.392cm" table:align="center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12.988cm"/>
    </style:style>
    <style:style style:name="Tabla1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a1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Tabla2" style:family="table">
      <style:table-properties style:width="17.392cm" table:align="center"/>
    </style:style>
    <style:style style:name="Tabla2.A" style:family="table-column">
      <style:table-column-properties style:column-width="4.404cm"/>
    </style:style>
    <style:style style:name="Tabla2.B" style:family="table-column">
      <style:table-column-properties style:column-width="12.988cm"/>
    </style:style>
    <style:style style:name="Tabla2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a2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Tabla3" style:family="table">
      <style:table-properties style:width="17.392cm" table:align="center"/>
    </style:style>
    <style:style style:name="Tabla3.A" style:family="table-column">
      <style:table-column-properties style:column-width="4.404cm"/>
    </style:style>
    <style:style style:name="Tabla3.B" style:family="table-column">
      <style:table-column-properties style:column-width="12.988cm"/>
    </style:style>
    <style:style style:name="Tabla3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a3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Tabla4" style:family="table">
      <style:table-properties style:width="17.392cm" table:align="center"/>
    </style:style>
    <style:style style:name="Tabla4.A" style:family="table-column">
      <style:table-column-properties style:column-width="4.404cm"/>
    </style:style>
    <style:style style:name="Tabla4.B" style:family="table-column">
      <style:table-column-properties style:column-width="12.988cm"/>
    </style:style>
    <style:style style:name="Tabla4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a4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Tabla5" style:family="table">
      <style:table-properties style:width="17.392cm" table:align="center"/>
    </style:style>
    <style:style style:name="Tabla5.A" style:family="table-column">
      <style:table-column-properties style:column-width="4.404cm"/>
    </style:style>
    <style:style style:name="Tabla5.B" style:family="table-column">
      <style:table-column-properties style:column-width="12.988cm"/>
    </style:style>
    <style:style style:name="Tabla5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a5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Tabla6" style:family="table">
      <style:table-properties style:width="17.392cm" table:align="center"/>
    </style:style>
    <style:style style:name="Tabla6.A" style:family="table-column">
      <style:table-column-properties style:column-width="4.404cm"/>
    </style:style>
    <style:style style:name="Tabla6.B" style:family="table-column">
      <style:table-column-properties style:column-width="12.988cm"/>
    </style:style>
    <style:style style:name="Tabla6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a6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etter-spacing="0.071cm" fo:language="en" fo:country="US" fo:font-weight="bold" officeooo:rsid="000215e6" officeooo:paragraph-rsid="000215e6" style:font-name-asian="Calibri" style:font-size-asian="11pt" style:font-weight-asian="bold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etter-spacing="0.071cm" fo:language="en" fo:country="US" fo:font-weight="bold" officeooo:rsid="000215e6" officeooo:paragraph-rsid="0003727d" style:font-name-asian="Calibri" style:font-size-asian="11pt" style:font-weight-asian="bold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etter-spacing="0.071cm" fo:language="en" fo:country="US" fo:font-weight="normal" officeooo:rsid="0003727d" officeooo:paragraph-rsid="0003727d" style:font-name-asian="Calibri" style:font-size-asian="11pt" style:font-weight-asian="normal" style:font-name-complex="Times New Roman" style:font-size-complex="11pt" style:font-weight-complex="normal"/>
    </style:style>
    <style:style style:name="P6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anguage="en" fo:country="US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anguage="en" fo:country="US" officeooo:rsid="00018986" officeooo:paragraph-rsid="00018986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officeooo:rsid="00018986" officeooo:paragraph-rsid="00018986" style:font-name-asian="Calibri" style:font-size-asian="11pt" style:font-name-complex="Times New Roman" style:font-size-complex="11pt"/>
    </style:style>
    <style:style style:name="P9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officeooo:rsid="000215e6" officeooo:paragraph-rsid="000215e6" style:font-name-asian="Calibri" style:font-size-asian="11pt" style:font-name-complex="Times New Roman" style:font-size-complex="11pt"/>
    </style:style>
    <style:style style:name="P10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anguage="en" fo:country="US" officeooo:rsid="000215e6" officeooo:paragraph-rsid="000215e6" style:font-name-asian="Calibri" style:font-size-asian="11pt" style:font-name-complex="Times New Roman" style:font-size-complex="11pt"/>
    </style:style>
    <style:style style:name="P11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anguage="en" fo:country="US" officeooo:rsid="000215e6" officeooo:paragraph-rsid="0003727d" style:font-name-asian="Calibri" style:font-size-asian="11pt" style:font-name-complex="Times New Roman" style:font-size-complex="11pt"/>
    </style:style>
    <style:style style:name="P12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officeooo:rsid="0003727d" officeooo:paragraph-rsid="0003727d" style:font-name-asian="Calibri" style:font-size-asian="11pt" style:font-name-complex="Times New Roman" style:font-size-complex="11pt"/>
    </style:style>
    <style:style style:name="P13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9pt" fo:language="en" fo:country="US" style:font-name-asian="Calibri" style:font-size-asian="9pt" style:font-name-complex="Times New Roman" style:font-size-complex="11pt"/>
    </style:style>
    <style:style style:name="P14" style:family="paragraph" style:parent-style-name="Normal">
      <style:paragraph-properties fo:margin-top="0.212cm" fo:margin-bottom="0cm" loext:contextual-spacing="false" fo:line-height="100%" fo:text-align="center" style:justify-single-word="false"/>
      <style:text-properties fo:color="#767171" style:font-name="Calibri" fo:font-size="24pt" fo:letter-spacing="0.071cm" fo:language="en" fo:country="US" fo:font-weight="normal" officeooo:rsid="0003727d" officeooo:paragraph-rsid="0003727d" style:font-name-asian="Calibri" style:font-size-asian="24pt" style:font-weight-asian="normal" style:font-name-complex="Times New Roman" style:font-size-complex="24pt" style:font-weight-complex="normal"/>
    </style:style>
    <style:style style:name="P15" style:family="paragraph" style:parent-style-name="Normal">
      <style:paragraph-properties fo:margin-top="0.212cm" fo:margin-bottom="0cm" loext:contextual-spacing="false" fo:line-height="100%"/>
    </style:style>
    <style:style style:name="P16" style:family="paragraph" style:parent-style-name="Normal">
      <style:paragraph-properties fo:margin-top="0.212cm" fo:margin-bottom="0cm" loext:contextual-spacing="false" fo:line-height="100%" fo:text-align="end" style:justify-single-word="false"/>
    </style:style>
    <style:style style:name="P17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officeooo:paragraph-rsid="00018986"/>
    </style:style>
    <style:style style:name="P18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officeooo:paragraph-rsid="0003727d"/>
    </style:style>
    <style:style style:name="P19" style:family="paragraph" style:parent-style-name="Normal">
      <style:paragraph-properties fo:margin-top="0.212cm" fo:margin-bottom="0cm" loext:contextual-spacing="false" fo:line-height="100%"/>
      <style:text-properties officeooo:paragraph-rsid="000215e6"/>
    </style:style>
    <style:style style:name="P20" style:family="paragraph" style:parent-style-name="Normal">
      <style:paragraph-properties fo:margin-top="0.212cm" fo:margin-bottom="0cm" loext:contextual-spacing="false" fo:line-height="100%" fo:text-align="center" style:justify-single-word="false"/>
      <style:text-properties officeooo:rsid="0003727d" officeooo:paragraph-rsid="0003727d"/>
    </style:style>
    <style:style style:name="P21" style:family="paragraph" style:parent-style-name="Year">
      <style:paragraph-properties fo:margin-top="0cm" fo:margin-bottom="0cm" loext:contextual-spacing="false" fo:line-height="100%" fo:text-align="end" style:justify-single-word="false"/>
      <style:text-properties fo:color="#767171" style:font-name="Calibri" fo:font-size="9pt" fo:language="en" fo:country="US" style:font-name-asian="Calibri" style:font-size-asian="9pt" style:font-name-complex="Times New Roman" style:font-size-complex="11pt"/>
    </style:style>
    <style:style style:name="P22" style:family="paragraph" style:parent-style-name="Year">
      <style:paragraph-properties fo:margin-top="0cm" fo:margin-bottom="0cm" loext:contextual-spacing="false" fo:line-height="100%" fo:text-align="end" style:justify-single-word="false"/>
      <style:text-properties fo:color="#767171" style:font-name="Calibri" fo:font-size="9pt" fo:language="en" fo:country="US" officeooo:paragraph-rsid="00018986" style:font-name-asian="Calibri" style:font-size-asian="9pt" style:font-name-complex="Times New Roman" style:font-size-complex="11pt"/>
    </style:style>
    <style:style style:name="P23" style:family="paragraph" style:parent-style-name="Year">
      <style:paragraph-properties fo:margin-top="0cm" fo:margin-bottom="0cm" loext:contextual-spacing="false" fo:line-height="100%" fo:text-align="end" style:justify-single-word="false"/>
      <style:text-properties fo:color="#767171" style:font-name="Calibri" fo:font-size="9pt" fo:language="en" fo:country="US" officeooo:paragraph-rsid="000215e6" style:font-name-asian="Calibri" style:font-size-asian="9pt" style:font-name-complex="Times New Roman" style:font-size-complex="11pt"/>
    </style:style>
    <style:style style:name="P24" style:family="paragraph" style:parent-style-name="Year">
      <style:paragraph-properties fo:margin-top="0cm" fo:margin-bottom="0cm" loext:contextual-spacing="false" fo:line-height="100%" fo:text-align="end" style:justify-single-word="false"/>
      <style:text-properties fo:color="#767171" style:font-name="Calibri" fo:font-size="9pt" fo:letter-spacing="0.071cm" fo:language="en" fo:country="US" fo:font-weight="bold" officeooo:rsid="000215e6" officeooo:paragraph-rsid="000215e6" style:font-name-asian="Calibri" style:font-size-asian="9pt" style:font-weight-asian="bold" style:font-name-complex="Times New Roman" style:font-size-complex="11pt"/>
    </style:style>
    <style:style style:name="P25" style:family="paragraph" style:parent-style-name="Standard">
      <style:text-properties officeooo:paragraph-rsid="0003727d"/>
    </style:style>
    <style:style style:name="P26" style:family="paragraph" style:parent-style-name="Job_20_Title">
      <style:text-properties fo:font-size="9pt" fo:language="en" fo:country="US" officeooo:rsid="00018986" officeooo:paragraph-rsid="00018986" style:font-size-asian="9pt" style:font-size-complex="9pt"/>
    </style:style>
    <style:style style:name="P27" style:family="paragraph" style:parent-style-name="Job_20_Title">
      <style:text-properties fo:font-size="9pt" fo:language="en" fo:country="US" officeooo:rsid="00056576" officeooo:paragraph-rsid="00056576" style:font-size-asian="9pt" style:font-size-complex="9pt"/>
    </style:style>
    <style:style style:name="P28" style:family="paragraph" style:parent-style-name="Standard">
      <style:text-properties officeooo:paragraph-rsid="00062806"/>
    </style:style>
    <style:style style:name="P29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officeooo:rsid="0001898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anguage="en" fo:country="US" officeooo:rsid="00018986" officeooo:paragraph-rsid="00018986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officeooo:rsid="000215e6" officeooo:paragraph-rsid="000215e6" style:font-name-asian="Calibri" style:font-size-asian="11pt" style:font-name-complex="Times New Roman" style:font-size-complex="11pt"/>
    </style:style>
    <style:style style:name="P32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etter-spacing="0.071cm" fo:language="en" fo:country="US" fo:font-weight="bold" officeooo:rsid="0003727d" officeooo:paragraph-rsid="0003727d" style:font-name-asian="Calibri" style:font-size-asian="11pt" style:font-weight-asian="bold" style:font-name-complex="Times New Roman" style:font-size-complex="11pt"/>
    </style:style>
    <style:style style:name="P33" style:family="paragraph" style:parent-style-name="Normal">
      <style:paragraph-properties fo:margin-top="0.212cm" fo:margin-bottom="0cm" loext:contextual-spacing="false" fo:line-height="100%" fo:text-align="center" style:justify-single-word="false"/>
      <style:text-properties fo:color="#767171" style:font-name="Calibri" fo:font-size="11pt" fo:letter-spacing="0.071cm" fo:language="en" fo:country="US" fo:font-weight="normal" officeooo:rsid="0003727d" officeooo:paragraph-rsid="00062806" style:font-name-asian="Calibri" style:font-size-asian="11pt" style:font-weight-asian="normal" style:font-name-complex="Times New Roman" style:font-size-complex="11pt" style:font-weight-complex="normal"/>
    </style:style>
    <style:style style:name="P34" style:family="paragraph" style:parent-style-name="Normal">
      <style:paragraph-properties fo:margin-top="0.212cm" fo:margin-bottom="0cm" loext:contextual-spacing="false" fo:line-height="100%" fo:text-align="center" style:justify-single-word="false"/>
      <style:text-properties fo:color="#767171" style:font-name="Calibri" fo:font-size="11pt" fo:letter-spacing="0.071cm" fo:language="en" fo:country="US" fo:font-weight="normal" officeooo:rsid="00062806" officeooo:paragraph-rsid="00062806" style:font-name-asian="Calibri" style:font-size-asian="11pt" style:font-weight-asian="normal" style:font-name-complex="Times New Roman" style:font-size-complex="11pt" style:font-weight-complex="normal"/>
    </style:style>
    <style:style style:name="P35" style:family="paragraph" style:parent-style-name="Normal">
      <style:paragraph-properties fo:margin-top="0.212cm" fo:margin-bottom="0cm" loext:contextual-spacing="false" fo:line-height="100%" fo:text-align="center" style:justify-single-word="false"/>
      <style:text-properties fo:color="#767171" style:font-name="Calibri" fo:font-size="11pt" fo:letter-spacing="0.071cm" fo:language="en" fo:country="US" fo:font-weight="normal" officeooo:rsid="00062806" officeooo:paragraph-rsid="00062806" style:font-name-asian="Calibri" style:font-size-asian="9.60000038146973pt" style:font-weight-asian="normal" style:font-name-complex="Times New Roman" style:font-size-complex="11pt" style:font-weight-complex="normal"/>
    </style:style>
    <style:style style:name="P36" style:family="paragraph" style:parent-style-name="Normal">
      <style:paragraph-properties fo:margin-top="0.212cm" fo:margin-bottom="0cm" loext:contextual-spacing="false" fo:line-height="100%" fo:text-align="center" style:justify-single-word="false"/>
      <style:text-properties officeooo:rsid="0003727d" officeooo:paragraph-rsid="00062806"/>
    </style:style>
    <style:style style:name="P37" style:family="paragraph" style:parent-style-name="Heading_20_1">
      <style:paragraph-properties fo:margin-top="0.212cm" fo:margin-bottom="0cm" loext:contextual-spacing="false" fo:text-align="center" style:justify-single-word="false"/>
      <style:text-properties fo:text-transform="uppercase" fo:color="#c45911" style:font-name="Calibri" fo:font-size="22pt" fo:letter-spacing="0.071cm" fo:language="en" fo:country="US" fo:font-weight="bold" style:font-name-asian="Calibri" style:font-size-asian="22pt" style:font-weight-asian="bold" style:font-name-complex="Times New Roman" style:font-size-complex="22pt"/>
    </style:style>
    <style:style style:name="P38" style:family="paragraph" style:parent-style-name="Heading_20_1">
      <style:paragraph-properties fo:margin-top="0.212cm" fo:margin-bottom="0cm" loext:contextual-spacing="false" fo:line-height="100%" fo:text-align="center" style:justify-single-word="false"/>
      <style:text-properties fo:text-transform="uppercase" fo:color="#c45911" style:font-name="Calibri" fo:font-size="11pt" fo:letter-spacing="0.071cm" fo:language="en" fo:country="US" fo:font-weight="bold" officeooo:paragraph-rsid="000215e6" style:font-name-asian="Calibri" style:font-size-asian="11pt" style:font-weight-asian="bold" style:font-name-complex="Times New Roman" style:font-size-complex="11pt"/>
    </style:style>
    <style:style style:name="P39" style:family="paragraph" style:parent-style-name="Heading_20_1">
      <style:paragraph-properties fo:margin-top="0.212cm" fo:margin-bottom="0cm" loext:contextual-spacing="false" fo:line-height="100%" fo:text-align="center" style:justify-single-word="false"/>
      <style:text-properties fo:text-transform="uppercase" fo:color="#c45911" style:font-name="Calibri" fo:font-size="11pt" fo:letter-spacing="0.071cm" fo:language="en" fo:country="US" fo:font-weight="bold" officeooo:rsid="0003727d" officeooo:paragraph-rsid="0003727d" style:font-name-asian="Calibri" style:font-size-asian="11pt" style:font-weight-asian="bold" style:font-name-complex="Times New Roman" style:font-size-complex="11pt"/>
    </style:style>
    <style:style style:name="P40" style:family="paragraph" style:parent-style-name="Heading_20_1">
      <style:paragraph-properties fo:margin-top="0.212cm" fo:margin-bottom="0cm" loext:contextual-spacing="false" fo:line-height="100%" fo:text-align="center" style:justify-single-word="false"/>
      <style:text-properties fo:text-transform="uppercase" fo:color="#c45911" style:font-name="Calibri" fo:font-size="11pt" fo:letter-spacing="0.071cm" fo:language="en" fo:country="US" fo:font-weight="bold" officeooo:rsid="0003727d" officeooo:paragraph-rsid="00056576" style:font-name-asian="Calibri" style:font-size-asian="11pt" style:font-weight-asian="bold" style:font-name-complex="Times New Roman" style:font-size-complex="11pt"/>
    </style:style>
    <style:style style:name="P41" style:family="paragraph" style:parent-style-name="Name" style:master-page-name="Standard">
      <style:paragraph-properties style:page-number="auto"/>
      <style:text-properties fo:font-size="22pt" fo:language="en" fo:country="US" officeooo:rsid="00018986" officeooo:paragraph-rsid="00018986" style:font-size-asian="22pt" style:font-size-complex="22pt"/>
    </style:style>
    <style:style style:name="P42" style:family="paragraph" style:parent-style-name="Job_20_Title">
      <style:text-properties fo:font-size="9pt" fo:language="en" fo:country="US" officeooo:rsid="00056576" officeooo:paragraph-rsid="00056576" style:font-size-asian="9pt" style:font-size-complex="9pt"/>
    </style:style>
    <style:style style:name="T1" style:family="text">
      <style:text-properties fo:color="#000000" style:font-name="Cambria" text:display="none"/>
    </style:style>
    <style:style style:name="T2" style:family="text">
      <style:text-properties fo:color="#767171" style:font-name="Calibri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T3" style:family="text">
      <style:text-properties fo:color="#767171" style:font-name="Calibri" fo:font-size="11pt" fo:letter-spacing="0.071cm" fo:language="en" fo:country="US" fo:font-weight="bold" officeooo:rsid="00018986" style:font-name-asian="Calibri" style:font-size-asian="11pt" style:font-weight-asian="bold" style:font-name-complex="Times New Roman" style:font-size-complex="11pt"/>
    </style:style>
    <style:style style:name="T4" style:family="text">
      <style:text-properties fo:color="#767171" style:font-name="Calibri" fo:font-size="11pt" fo:letter-spacing="0.071cm" fo:language="en" fo:country="US" fo:font-weight="bold" officeooo:rsid="000215e6" style:font-name-asian="Calibri" style:font-size-asian="11pt" style:font-weight-asian="bold" style:font-name-complex="Times New Roman" style:font-size-complex="11pt"/>
    </style:style>
    <style:style style:name="T5" style:family="text">
      <style:text-properties fo:color="#767171" style:font-name="Calibri" fo:font-size="11pt" fo:letter-spacing="0.071cm" fo:language="en" fo:country="US" fo:font-weight="bold" officeooo:rsid="0003727d" style:font-name-asian="Calibri" style:font-size-asian="11pt" style:font-weight-asian="bold" style:font-name-complex="Times New Roman" style:font-size-complex="11pt"/>
    </style:style>
    <style:style style:name="T6" style:family="text">
      <style:text-properties fo:color="#767171" style:font-name="Calibri" fo:font-size="24pt" fo:letter-spacing="0.071cm" fo:language="en" fo:country="US" fo:font-weight="bold" style:font-name-asian="Calibri" style:font-size-asian="24pt" style:font-weight-asian="bold" style:font-name-complex="Times New Roman" style:font-size-complex="24pt"/>
    </style:style>
    <style:style style:name="T7" style:family="text">
      <style:text-properties fo:color="#767171" style:font-name="Calibri" fo:font-size="23pt" fo:letter-spacing="0.071cm" fo:language="en" fo:country="US" fo:font-weight="bold" style:font-name-asian="Calibri" style:font-size-asian="23pt" style:font-weight-asian="bold" style:font-name-complex="Times New Roman" style:font-size-complex="23pt"/>
    </style:style>
    <style:style style:name="T8" style:family="text">
      <style:text-properties fo:color="#767171" style:font-name="Calibri" fo:font-size="23pt" fo:letter-spacing="0.071cm" fo:language="en" fo:country="US" fo:font-weight="bold" officeooo:rsid="00062806" style:font-name-asian="Calibri" style:font-size-asian="23pt" style:font-weight-asian="bold" style:font-name-complex="Times New Roman" style:font-size-complex="23pt"/>
    </style:style>
    <style:style style:name="T9" style:family="text">
      <style:text-properties officeooo:rsid="00018986"/>
    </style:style>
    <style:style style:name="T10" style:family="text">
      <style:text-properties officeooo:rsid="000215e6"/>
    </style:style>
    <style:style style:name="T11" style:family="text">
      <style:text-properties fo:text-transform="uppercase" fo:color="#767171" style:font-name="Calibri" fo:font-size="11pt" fo:letter-spacing="0.071cm" fo:language="en" fo:country="US" fo:font-weight="normal" officeooo:rsid="0003727d" style:font-name-asian="Calibri" style:font-size-asian="11pt" style:font-weight-asian="normal" style:font-name-complex="Times New Roman" style:font-size-complex="11pt" style:font-weight-complex="normal"/>
    </style:style>
    <style:style style:name="T12" style:family="text">
      <style:text-properties officeooo:rsid="0003727d"/>
    </style:style>
    <style:style style:name="T13" style:family="text">
      <style:text-properties fo:font-size="22pt" fo:letter-spacing="0.071cm" fo:language="en" fo:country="US" fo:font-weight="bold" style:font-size-asian="22pt" style:font-weight-asian="bold" style:font-size-complex="22pt"/>
    </style:style>
    <style:style style:name="T14" style:family="text">
      <style:text-properties fo:font-size="22pt" fo:letter-spacing="0.071cm" fo:language="en" fo:country="US" fo:font-weight="bold" officeooo:rsid="0003727d" style:font-size-asian="22pt" style:font-weight-asian="bold" style:font-size-complex="22pt"/>
    </style:style>
    <style:style style:name="T15" style:family="text">
      <style:text-properties fo:font-size="22pt" fo:letter-spacing="0.071cm" fo:language="en" fo:country="US" fo:font-weight="bold" officeooo:rsid="00056576" style:font-size-asian="22pt" style:font-weight-asian="bold" style:font-size-complex="2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1">
        <text:p text:style-name="P41">Aitor Hermosilla Garcia</text:p>
        <text:p text:style-name="P26">D<text:span text:style-name="T12">esarrollador</text:span> Web</text:p>
        <text:p text:style-name="P26"/>
        <text:p text:style-name="P27">Vitoria-Gasteiz</text:p>
        <text:p text:style-name="P27">Cº Los Herrán 24</text:p>
        <text:p text:style-name="P27">699049141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"/>
            </table:table-cell>
            <table:table-cell table:style-name="Table1.B1" office:value-type="string">
              <text:h text:style-name="P37" text:outline-level="1">Experi<text:span text:style-name="T9">encia</text:span></text:h>
            </table:table-cell>
          </table:table-row>
          <table:table-row>
            <table:table-cell table:style-name="Table1.A1" office:value-type="string">
              <text:p text:style-name="P17"><text:span text:style-name="Bold_20_Expanded"><text:span text:style-name="T3">Limpieza Industrial</text:span></text:span></text:p>
              <text:p text:style-name="P29">Vitoria-Michelin</text:p>
              <text:p text:style-name="P21"><text:span text:style-name="T9">1/06/2016</text:span> – <text:span text:style-name="T9">31/09/2016</text:span></text:p>
            </table:table-cell>
            <table:table-cell table:style-name="Table1.B1" office:value-type="string">
              <text:p text:style-name="P15"><text:span text:style-name="Bold_20_Expanded"><text:span text:style-name="T3">Limpiador</text:span></text:span><text:span text:style-name="Bold_20_Expanded"><text:span text:style-name="T2"> </text:span></text:span></text:p>
              <text:p text:style-name="P7">Limpiador industrial de la subcontrata Ferrovial en la empresa Michelin de Vitoria-Gasteiz. Adquiridos varios conocimientos sobre prevención de riesgos y aplicación de productos químicos.</text:p>
            </table:table-cell>
          </table:table-row>
          <table:table-row>
            <table:table-cell table:style-name="Table1.A1" office:value-type="string">
              <text:p text:style-name="P16"><text:span text:style-name="Bold_20_Expanded"><text:span text:style-name="T3">Limpieza Industrial</text:span></text:span><text:span text:style-name="Bold_20_Expanded"><text:span text:style-name="T2"> </text:span></text:span></text:p>
              <text:p text:style-name="P8">Vitoria-Michelin</text:p>
              <text:p text:style-name="P22"><text:span text:style-name="T9">1/06/2018</text:span> – <text:span text:style-name="T9">31/09/2018</text:span></text:p>
            </table:table-cell>
            <table:table-cell table:style-name="Table1.B1" office:value-type="string">
              <text:p text:style-name="P15"><text:span text:style-name="Bold_20_Expanded"><text:span text:style-name="T3">Limpiador</text:span></text:span><text:span text:style-name="Bold_20_Expanded"><text:span text:style-name="T2"> </text:span></text:span></text:p>
              <text:p text:style-name="P7">Limpiador industrial de la subcontrata Ferrovial en la empresa Michelin de Vitoria-Gasteiz. Adquiridos conocimientos sobre el manejo de maquinas de limpieza Tennant t-16 y t-3. Ademas de una formación sobre el manejo de carretillas elevadoras electricas.</text:p>
            </table:table-cell>
          </table:table-row>
          <table:table-row>
            <table:table-cell table:style-name="Table1.A1" office:value-type="string">
              <text:p text:style-name="P17"><text:span text:style-name="Bold_20_Expanded"><text:span text:style-name="T3">Federación Alavesa de fútbol</text:span></text:span></text:p>
              <text:p text:style-name="P9">Alava-Vitoria</text:p>
              <text:p text:style-name="P21"><text:span text:style-name="T10">2015</text:span> – <text:span text:style-name="T10">Actualidad</text:span></text:p>
            </table:table-cell>
            <table:table-cell table:style-name="Table1.B1" office:value-type="string">
              <text:p text:style-name="P19"><text:span text:style-name="Bold_20_Expanded"><text:span text:style-name="T4">Árbitro de fútbol-11</text:span></text:span></text:p>
              <text:p text:style-name="P10">Actualmente en la categoria de Regional Preferente (árbitro) y 3ºDivision (árbitro asistente). Durante todos estos años he desarrollado una buena expresión corporal, dotes para lidiar con situaciónes complicadas, la habilidad trabajo en equipo y responsabilidad</text:p>
            </table:table-cell>
          </table:table-row>
          <table:table-row>
            <table:table-cell table:style-name="Table1.A1" office:value-type="string">
              <text:p text:style-name="P13"><text:span text:style-name="Bold_20_Expanded"><text:span text:style-name="T2"/></text:span></text:p>
            </table:table-cell>
            <table:table-cell table:style-name="Table1.B1" office:value-type="string">
              <text:p text:style-name="P6"><text:span text:style-name="Bold_20_Expanded"><text:span text:style-name="T2"/></text:span></text:p>
            </table:table-cell>
          </table:table-row>
          <table:table-row>
            <table:table-cell table:style-name="Table1.A1" office:value-type="string">
              <text:p text:style-name="P13"/>
            </table:table-cell>
            <table:table-cell table:style-name="Table1.B1" office:value-type="string">
              <text:h text:style-name="P38" text:outline-level="1"><text:span text:style-name="Bold_20_Expanded"><text:span text:style-name="T13">EDUC</text:span></text:span><text:span text:style-name="Bold_20_Expanded"><text:span text:style-name="T14">ación</text:span></text:span></text:h>
            </table:table-cell>
          </table:table-row>
          <table:table-row>
            <table:table-cell table:style-name="Table1.A1" office:value-type="string">
              <text:p text:style-name="P3">ESO</text:p>
              <text:p text:style-name="P9">IES Ekialdea I</text:p>
              <text:p text:style-name="P24">2013 – 2016</text:p>
            </table:table-cell>
            <table:table-cell table:style-name="Table1.B1" office:value-type="string">
              <text:p text:style-name="P1"><text:span text:style-name="T10">Educacción Secundaria Obligatoria</text:span> </text:p>
              <text:p text:style-name="P10">Estudios secundarios obligatorios en el centro Ekialdea de Vitoria-Gasteiz</text:p>
            </table:table-cell>
          </table:table-row>
          <table:table-row>
            <table:table-cell table:style-name="Table1.A1" office:value-type="string">
              <text:p text:style-name="P16"><text:span text:style-name="Bold_20_Expanded"><text:span text:style-name="T4">Bachillerato</text:span></text:span><text:span text:style-name="Bold_20_Expanded"><text:span text:style-name="T2"> </text:span></text:span></text:p>
              <text:p text:style-name="P9">IES Ekialdea lI</text:p>
              <text:p text:style-name="P23">20<text:span text:style-name="T10">16</text:span> – 201<text:span text:style-name="T10">8</text:span></text:p>
            </table:table-cell>
            <table:table-cell table:style-name="Table1.B1" office:value-type="string">
              <text:p text:style-name="P4">Bachillerato Tecnol<text:span text:style-name="T12">ó</text:span>gico</text:p>
              <text:p text:style-name="P11">Bachillerato de la rama tecn<text:span text:style-name="T12">o</text:span>l<text:span text:style-name="T12">ó</text:span>gica, en el centro Ekialdea II de Vitoria-Gasteiz</text:p>
            </table:table-cell>
          </table:table-row>
          <table:table-row>
            <table:table-cell table:style-name="Table1.A1" office:value-type="string">
              <text:p text:style-name="P18"><text:span text:style-name="Bold_20_Expanded"><text:span text:style-name="T5">FP-Grado Superior</text:span></text:span></text:p>
              <text:p text:style-name="P12">Egibide-Arriaga</text:p>
              <text:p text:style-name="P23">20<text:span text:style-name="T10">18</text:span> – <text:span text:style-name="T12">actualidad</text:span></text:p>
            </table:table-cell>
            <table:table-cell table:style-name="Table1.B1" office:value-type="string">
              <text:p text:style-name="P32">Desarrollo de Aplicaciones Web</text:p>
              <text:p text:style-name="P5">Actualmente cursando el grado superior de desarrollo de aplicaciones web en egibide Arriaga</text:p>
            </table:table-cell>
          </table:table-row>
        </table:table>
      </text:section>
      <text:section text:style-name="Sect1" text:name="S2">
        <text:h text:style-name="P39" text:outline-level="1"><text:span text:style-name="Bold_20_Expanded"><text:span text:style-name="T13">IDIOMAS</text:span></text:span></text:h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20"><text:span text:style-name="Bold_20_Expanded"><text:span text:style-name="T6">INGLÉS</text:span></text:span></text:p>
            </table:table-cell>
            <table:table-cell table:style-name="Tabla1.B1" office:value-type="string">
              <text:p text:style-name="P14">B-1</text:p>
            </table:table-cell>
          </table:table-row>
        </table:table>
        <text:p text:style-name="P25"/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P20"><text:span text:style-name="Bold_20_Expanded"><text:span text:style-name="T6">EUSKERA</text:span></text:span></text:p>
            </table:table-cell>
            <table:table-cell table:style-name="Tabla2.B1" office:value-type="string">
              <text:p text:style-name="P14">B-2</text:p>
            </table:table-cell>
          </table:table-row>
        </table:table>
        <text:p text:style-name="P25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P20"><text:span text:style-name="Bold_20_Expanded"><text:span text:style-name="T7">ESPAÑOL</text:span></text:span></text:p>
            </table:table-cell>
            <table:table-cell table:style-name="Tabla3.B1" office:value-type="string">
              <text:p text:style-name="P14">Lengua Materna</text:p>
            </table:table-cell>
          </table:table-row>
        </table:table>
        <text:h text:style-name="P40" text:outline-level="1"><text:span text:style-name="Bold_20_Expanded"><text:span text:style-name="T15"/></text:span></text:h>
        <text:h text:style-name="P40" text:outline-level="1"><text:span text:style-name="Bold_20_Expanded"><text:span text:style-name="T15"/></text:span></text:h>
        <text:h text:style-name="P40" text:outline-level="1"><text:span text:style-name="Bold_20_Expanded"><text:span text:style-name="T15"/></text:span></text:h>
        <text:h text:style-name="P40" text:outline-level="1"><text:soft-page-break/><text:span text:style-name="Bold_20_Expanded"><text:span text:style-name="T15"/></text:span></text:h>
        <text:h text:style-name="P40" text:outline-level="1"><text:span text:style-name="Bold_20_Expanded"><text:span text:style-name="T15">Cualidades</text:span></text:span></text:h>
        <text:p text:style-name="P33"><text:span text:style-name="Bold_20_Expanded"><text:span text:style-name="T11"/></text:span></text:p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P36"><text:span text:style-name="Bold_20_Expanded"><text:span text:style-name="T8">Trabajo</text:span></text:span></text:p>
              <text:p text:style-name="P36"><text:span text:style-name="Bold_20_Expanded"><text:span text:style-name="T8">en equipo</text:span></text:span></text:p>
            </table:table-cell>
            <table:table-cell table:style-name="Tabla4.B1" office:value-type="string">
              <text:p text:style-name="P34">Buen compañero, buena organización a la hora de organizar las tareas a realizar y motivar a mis compañeros para llevarlas a cabo de la mejor manera posible </text:p>
            </table:table-cell>
          </table:table-row>
        </table:table>
        <text:p text:style-name="P28"/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P36"><text:span text:style-name="Bold_20_Expanded"><text:span text:style-name="T8">Social</text:span></text:span></text:p>
            </table:table-cell>
            <table:table-cell table:style-name="Tabla5.B1" office:value-type="string">
              <text:p text:style-name="P35">Me considero una persona abierta a conocer gente nueva y a compartir experiencias de trabajo con ellos o ellas.</text:p>
            </table:table-cell>
          </table:table-row>
        </table:table>
        <text:p text:style-name="P28"/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P36"><text:span text:style-name="Bold_20_Expanded"><text:span text:style-name="T8">Comprometido</text:span></text:span></text:p>
            </table:table-cell>
            <table:table-cell table:style-name="Tabla6.B1" office:value-type="string">
              <text:p text:style-name="P34">Cuando se me asigna una tarea no me detnego hasta que se completa. Una vez me comprometo a realizar un trabajo adapto mis necesidades a realizarla.</text:p>
            </table:table-cell>
          </table:table-row>
        </table:table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fo:color="#767171" style:font-name="Calibri" fo:font-family="Calibri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text-properties fo:text-transform="uppercase" fo:color="#c45911" fo:letter-spacing="0.071cm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font-size="9pt" fo:language="en" fo:country="US" style:font-size-asian="9pt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fo:color="#767171" style:font-name="Calibri" fo:font-family="Calibri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fo:color="#767171" style:font-name="Calibri" fo:font-family="Calibri" style:font-family-generic="swiss" style:font-pitch="variable" fo:language="fr" fo:country="FR"/>
    </style:style>
    <style:style style:name="_5f_tgc" style:display-name="_tgc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0000" style:font-name="Cambria" text:display="none"/>
    </style:style>
    <style:page-layout style:name="Mpm1">
      <style:page-layout-properties fo:page-width="21.026cm" fo:page-height="29.704cm" style:num-format="1" style:print-orientation="portrait" fo:margin-top="1.658cm" fo:margin-bottom="1.27cm" fo:margin-left="1.799cm" fo:margin-right="1.83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-0.776cm" fo:margin-left="0cm" fo:margin-right="0cm" fo:margin-top="0cm" style:dynamic-spacing="true"/>
      </style:footer-style>
    </style:page-layout>
    <style:page-layout style:name="Mpm2">
      <style:page-layout-properties fo:page-width="21.026cm" fo:page-height="29.70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Upfront OpenOffice Resume</dc:title>
    <meta:creation-date>2017-08-04T17:35:55.33</meta:creation-date>
    <meta:editing-cycles>5</meta:editing-cycles>
    <meta:editing-duration>PT15M29S</meta:editing-duration>
    <dc:subject>hloom.com</dc:subject>
    <meta:initial-creator>hloom.com </meta:initial-creator>
    <dc:date>2019-09-25T12:38:40.017847391</dc:date>
    <meta:document-statistic meta:table-count="7" meta:image-count="0" meta:object-count="0" meta:page-count="2" meta:paragraph-count="52" meta:word-count="276" meta:character-count="1969" meta:non-whitespace-character-count="1733"/>
  </office:meta>
</office:document-meta>
</file>